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e54" officeooo:paragraph-rsid="001d1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9T22:29:16.902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Windows_X86_64 LibreOffice_project/184fe81b8c8c30d8b5082578aee2fed2ea847c01</meta:generator>
  </office:meta>
</office:document-meta>
</file>